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Mr. Peverell’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male’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'Mr. Corvus’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male’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Mr. Crouch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male’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Mr. Flitwick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male’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'Mme. Falconer’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female’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Mme. Ravenscroft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female’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'Mme. Everhart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female’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'Mme. Whitlock’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female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4:38:10.291000000</meta:creation-date>
    <meta:generator>LibreOffice/7.4.2.3$Windows_X86_64 LibreOffice_project/382eef1f22670f7f4118c8c2dd222ec7ad009daf</meta:generator>
    <dc:date>2024-03-13T11:57:47.234000000</dc:date>
    <meta:editing-duration>PT19M13S</meta:editing-duration>
    <meta:editing-cycles>1</meta:editing-cycles>
    <meta:document-statistic meta:table-count="1" meta:cell-count="32" meta:object-count="0"/>
  </office:meta>
</office:document-meta>
</file>